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9388in" style:use-optimal-column-width="false"/>
    </style:style>
    <style:style style:name="TableColumn75" style:family="table-column">
      <style:table-column-properties style:column-width="1.8118in" style:use-optimal-column-width="false"/>
    </style:style>
    <style:style style:name="TableColumn76" style:family="table-column">
      <style:table-column-properties style:column-width="1.7159in" style:use-optimal-column-width="false"/>
    </style:style>
    <style:style style:name="TableColumn77" style:family="table-column">
      <style:table-column-properties style:column-width="2.1104in" style:use-optimal-column-width="false"/>
    </style:style>
    <style:style style:name="TableColumn78" style:family="table-column">
      <style:table-column-properties style:column-width="2.3236in" style:use-optimal-column-width="false"/>
    </style:style>
    <style:style style:name="Table73" style:family="table">
      <style:table-properties style:width="9.9006in" fo:margin-left="0.0208in" table:align="left"/>
    </style:style>
    <style:style style:name="TableRow79" style:family="table-row">
      <style:table-row-properties style:min-row-height="0.4409in"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0.5375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min-row-height="0.3305in" style:use-optimal-row-height="false"/>
    </style:style>
    <style:style style:name="TableCell108" style:family="table-cell">
      <style:table-cell-properties fo:border-top="0.0138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6361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min-row-height="0.6361in"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min-row-height="0.6361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P155" style:parent-style-name="Standard" style:family="paragraph">
      <style:paragraph-properties fo:line-height="100%"/>
    </style:style>
    <style:style style:name="TableRow156" style:family="table-row">
      <style:table-row-properties style:min-row-height="0.5277in"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P161" style:parent-style-name="Standard" style:family="paragraph">
      <style:paragraph-properties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 fo:margin-left="0.5in">
        <style:tab-stops/>
      </style:paragraph-properties>
    </style:style>
    <style:style style:name="P168" style:parent-style-name="Standard" style:family="paragraph">
      <style:paragraph-properties fo:line-height="100%"/>
    </style:style>
    <style:style style:name="P169" style:parent-style-name="Standard" style:family="paragraph">
      <style:paragraph-properties fo:line-height="100%"/>
    </style:style>
    <style:style style:name="TableRow170" style:family="table-row">
      <style:table-row-properties style:min-row-height="0.5388in" style:use-optimal-row-height="false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 style:min-row-height="0.5388in"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P194" style:parent-style-name="Standard" style:family="paragraph">
      <style:paragraph-properties fo:line-height="100%"/>
    </style:style>
    <style:style style:name="TableRow195" style:family="table-row">
      <style:table-row-properties style:min-row-height="0.8236in"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P198" style:parent-style-name="Standard" style:family="paragraph">
      <style:paragraph-properties fo:line-height="100%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P202" style:parent-style-name="Standard" style:family="paragraph">
      <style:paragraph-properties fo:line-height="100%"/>
    </style:style>
    <style:style style:name="P203" style:parent-style-name="Standard" style:family="paragraph">
      <style:paragraph-properties fo:line-height="100%" fo:margin-left="0.25in">
        <style:tab-stops/>
      </style:paragraph-properties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min-row-height="0.5736in"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P223" style:parent-style-name="Standard" style:family="paragraph">
      <style:paragraph-properties fo:line-height="100%"/>
    </style:style>
    <style:style style:name="TableRow224" style:family="table-row">
      <style:table-row-properties style:min-row-height="0.5736in" style:use-optimal-row-height="false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P235" style:parent-style-name="Standard" style:family="paragraph">
      <style:paragraph-properties fo:line-height="100%"/>
    </style:style>
    <style:style style:name="P23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7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8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9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0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1" style:parent-style-name="Titre2" style:family="paragraph"/>
    <style:style style:name="P242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43" style:parent-style-name="Standard" style:family="paragraph"/>
    <style:style style:name="T24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5" style:parent-style-name="Standard" style:family="paragraph"/>
    <style:style style:name="T24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7" style:parent-style-name="Standard" style:family="paragraph"/>
    <style:style style:name="T24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49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52" style:parent-style-name="Titre2" style:family="paragraph"/>
    <style:style style:name="P253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4" style:parent-style-name="Standard" style:family="paragraph"/>
    <style:style style:name="T25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6" style:parent-style-name="Standard" style:family="paragraph"/>
    <style:style style:name="T2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8" style:parent-style-name="Standard" style:family="paragraph"/>
    <style:style style:name="T25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60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4472C4" fo:font-size="12pt" style:font-size-asian="12pt" style:font-size-complex="12pt"/>
    </style:style>
    <style:style style:name="T2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63" style:parent-style-name="Titre2" style:family="paragraph">
      <style:paragraph-properties fo:widows="0" fo:orphans="0"/>
    </style:style>
    <style:style style:name="P264" style:parent-style-name="Standard" style:family="paragraph"/>
    <style:style style:name="T2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6" style:parent-style-name="Standard" style:family="paragraph"/>
    <style:style style:name="T26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8" style:parent-style-name="Standard" style:family="paragraph"/>
    <style:style style:name="T26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72" style:parent-style-name="Titre2" style:family="paragraph">
      <style:paragraph-properties fo:widows="0" fo:orphans="0"/>
    </style:style>
    <style:style style:name="P273" style:parent-style-name="Standard" style:family="paragraph">
      <style:paragraph-properties fo:line-height="100%"/>
    </style:style>
    <style:style style:name="T27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5" style:parent-style-name="Standard" style:family="paragraph">
      <style:paragraph-properties fo:line-height="100%"/>
    </style:style>
    <style:style style:name="T27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7" style:parent-style-name="Standard" style:family="paragraph">
      <style:paragraph-properties fo:line-height="100%"/>
    </style:style>
    <style:style style:name="T27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0" style:parent-style-name="Standard" style:family="paragraph">
      <style:paragraph-properties fo:line-height="100%"/>
    </style:style>
    <style:style style:name="T28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2" style:parent-style-name="Titre2" style:family="paragraph">
      <style:paragraph-properties fo:widows="0" fo:orphans="0"/>
    </style:style>
    <style:style style:name="T283" style:parent-style-name="Policepardéfaut" style:family="text">
      <style:text-properties fo:font-size="14pt" style:font-size-asian="14pt" style:font-size-complex="14pt"/>
    </style:style>
    <style:style style:name="T284" style:parent-style-name="Policepardéfaut" style:family="text">
      <style:text-properties fo:font-size="12pt" style:font-size-asian="12pt" style:font-size-complex="12pt"/>
    </style:style>
    <style:style style:name="P285" style:parent-style-name="Standard" style:family="paragraph">
      <style:paragraph-properties fo:line-height="100%"/>
    </style:style>
    <style:style style:name="T28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7" style:parent-style-name="Standard" style:family="paragraph">
      <style:paragraph-properties fo:line-height="100%" fo:margin-left="0.5in">
        <style:tab-stops/>
      </style:paragraph-properties>
    </style:style>
    <style:style style:name="P288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89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0" style:parent-style-name="Standard" style:family="paragraph">
      <style:paragraph-properties fo:line-height="100%" fo:margin-left="0.5in">
        <style:tab-stops/>
      </style:paragraph-properties>
    </style:style>
    <style:style style:name="T291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MENU MAKER by QWENTA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Frédéric, Webgencia</text:span></text:p>
          </table:table-cell>
          <table:table-cell table:style-name="TableCell34">
            <text:p text:style-name="P35"><text:span text:style-name="T36">03 Juillet 2024</text:span></text:p>
          </table:table-cell>
          <table:table-cell table:style-name="TableCell37">
            <text:p text:style-name="P38"><text:span text:style-name="T39">John, 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Front-end</text:p>
          </table:table-cell>
          <table:table-cell table:style-name="TableCell98">
            <text:p text:style-name="P99">Intégrer l’accessibilité</text:p>
          </table:table-cell>
          <table:table-cell table:style-name="TableCell100">
            <text:p text:style-name="P101"><text:s/>REACT</text:p>
          </table:table-cell>
          <table:table-cell table:style-name="TableCell102">
            <text:p text:style-name="P103">React est une bibliothèque Javascript offrant des composants réutilisables, capables de gérer leur propre état pour la création d’interface utilisateurs dynamique.</text:p>
          </table:table-cell>
          <table:table-cell table:style-name="TableCell104">
            <text:list text:style-name="LFO10" text:continue-numbering="true">
              <text:list-item>
                <text:p text:style-name="P105">Contribution significative de la communauté étendue et établie de longue date.</text:p>
              </text:list-item>
              <text:list-item>
                <text:p text:style-name="P106">Utilisé par la communauté Meta (Facebook)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Logo, boutons, formulaires, modales</text:p>
          </table:table-cell>
          <table:table-cell table:style-name="TableCell110">
            <text:p text:style-name="P111">Trouver une bibliothèque intégrant ces composants, et compatible avec REACT.</text:p>
          </table:table-cell>
          <table:table-cell table:style-name="TableCell112">
            <text:p text:style-name="P113">REACT- Retool</text:p>
          </table:table-cell>
          <table:table-cell table:style-name="TableCell114">
            <text:p text:style-name="P115">Retool est une librairie React proposant des composants prêts à l’utilisation.</text:p>
          </table:table-cell>
          <table:table-cell table:style-name="TableCell116">
            <text:list text:style-name="LFO10" text:continue-numbering="true">
              <text:list-item>
                <text:p text:style-name="P117">La librairie couvre les besoins nécessaires au projet</text:p>
              </text:list-item>
              <text:list-item>
                <text:p text:style-name="P118">Gain de temps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Navigation</text:p>
          </table:table-cell>
          <table:table-cell table:style-name="TableCell122">
            <text:p text:style-name="P123">Plusieurs redirections vers sous-menus.</text:p>
          </table:table-cell>
          <table:table-cell table:style-name="TableCell124">
            <text:p text:style-name="P125">REACT-router</text:p>
          </table:table-cell>
          <table:table-cell table:style-name="TableCell126">
            <text:p text:style-name="P127">Le routage côté client permet à votre application de mettre à jour l’URL à partir d’un clic sur un lien sans effectuer une autre demande au serveur.</text:p>
          </table:table-cell>
          <table:table-cell table:style-name="TableCell128">
            <text:list text:style-name="LFO10" text:continue-numbering="true">
              <text:list-item>
                <text:p text:style-name="P129">Pas de rechargement de page (Link)</text:p>
              </text:list-item>
              <text:list-item>
                <text:p text:style-name="P130">Expérience utilisateur améliorée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tyle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Fichier CSS</text:p>
          </table:table-cell>
          <table:table-cell table:style-name="TableCell138">
            <text:p text:style-name="P139">Création d’un fichier pour le style indépendant rattaché aux autres fichiers.</text:p>
          </table:table-cell>
          <table:table-cell table:style-name="TableCell140">
            <text:list text:style-name="LFO10" text:continue-numbering="true">
              <text:list-item>
                <text:p text:style-name="P141">Facile à mettre en œuvre dans un fichier indépendant.</text:p>
              </text:list-item>
              <text:list-item>
                <text:p text:style-name="P142">Plus performant que le style en lign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P145">Back-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EXPRESS JS</text:p>
          </table:table-cell>
          <table:table-cell table:style-name="TableCell150">
            <text:p text:style-name="P151">NodeJS approprié pour la création de l’API</text:p>
          </table:table-cell>
          <table:table-cell table:style-name="TableCell152">
            <text:list text:style-name="LFO10" text:continue-numbering="true">
              <text:list-item>
                <text:p text:style-name="P153">Robuste</text:p>
              </text:list-item>
              <text:list-item>
                <text:p text:style-name="P154">Minimaliste</text:p>
              </text:list-item>
              <text:list-item>
                <text:p text:style-name="P155">Flexible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Authentification</text:p>
          </table:table-cell>
          <table:table-cell table:style-name="TableCell159">
            <text:p text:style-name="P160">Plusieurs utilisateurs</text:p>
            <text:p text:style-name="P161">Possibilité utilisateurs avec plusieurs adresses mail</text:p>
          </table:table-cell>
          <table:table-cell table:style-name="TableCell162">
            <text:p text:style-name="P163">Firebase UI Auth</text:p>
          </table:table-cell>
          <table:table-cell table:style-name="TableCell164">
            <text:p text:style-name="P165">FirebaseUI fournit une solution d'authentification instantanée qui gère les flux d'interface utilisateur pour la connexion des utilisateurs avec des adresses e-mail et des mots de passe, utilisation de jeton d’authentification avec des règles de base préétablies.</text:p>
          </table:table-cell>
          <table:table-cell table:style-name="TableCell166">
            <text:p text:style-name="P167"/>
            <text:list text:style-name="LFO11" text:continue-numbering="true">
              <text:list-item>
                <text:p text:style-name="P168">Facilement personnalisable</text:p>
              </text:list-item>
              <text:list-item>
                <text:p text:style-name="P169">Fiable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Uploading d’images</text:p>
          </table:table-cell>
          <table:table-cell table:style-name="TableCell173">
            <text:p text:style-name="P174">Associer les images au bon utilisateur</text:p>
          </table:table-cell>
          <table:table-cell table:style-name="TableCell175">
            <text:p text:style-name="P176">Firestore</text:p>
          </table:table-cell>
          <table:table-cell table:style-name="TableCell177">
            <text:p text:style-name="P178">Interrogation et affichage des éléments de la base de données au format Json. Stockage dans le cloud.</text:p>
          </table:table-cell>
          <table:table-cell table:style-name="TableCell179">
            <text:p text:style-name="P180"><text:s text:c="6"/>- <text:s text:c="4"/>Rapide</text:p>
            <text:p text:style-name="P181"><text:s text:c="6"/>- <text:s text:c="4"/>Sécurisé</text:p>
          </table:table-cell>
        </table:table-row>
        <table:table-row table:style-name="TableRow182">
          <table:table-cell table:style-name="TableCell183">
            <text:p text:style-name="P184">Export en pdf</text:p>
          </table:table-cell>
          <table:table-cell table:style-name="TableCell185">
            <text:p text:style-name="P186">Librairie qui fonctionne avec REACT.</text:p>
          </table:table-cell>
          <table:table-cell table:style-name="TableCell187">
            <text:p text:style-name="P188">REACTPDF/Renderer</text:p>
            <text:p text:style-name="P189"/>
          </table:table-cell>
          <table:table-cell table:style-name="TableCell190">
            <text:p text:style-name="P191">Transformer des données REACT en PDF pour affichage sur l’écran ou pour le serveur</text:p>
          </table:table-cell>
          <table:table-cell table:style-name="TableCell192">
            <text:list text:style-name="LFO12" text:continue-numbering="true">
              <text:list-item>
                <text:p text:style-name="P193">Utilisation aisée avec REACT</text:p>
              </text:list-item>
              <text:list-item>
                <text:p text:style-name="P194">Flexibilité d’intégration avec d’autres composants</text:p>
              </text:list-item>
            </text:list>
          </table:table-cell>
        </table:table-row>
        <table:table-row table:style-name="TableRow195">
          <table:table-cell table:style-name="TableCell196">
            <text:list text:style-name="LFO12" text:continue-numbering="true">
              <text:list-item>
                <text:p text:style-name="P197">Diffuser menu sur Deliveroo.</text:p>
              </text:list-item>
              <text:list-item>
                <text:p text:style-name="P198">Partage menu sur Instagram</text:p>
              </text:list-item>
            </text:list>
            <text:p text:style-name="P199"/>
          </table:table-cell>
          <table:table-cell table:style-name="TableCell200">
            <text:list text:style-name="LFO12" text:continue-numbering="true">
              <text:list-item>
                <text:p text:style-name="P201">Format mini : 1920*1080 pixels</text:p>
              </text:list-item>
              <text:list-item>
                <text:p text:style-name="P202">Format carré pour Instagram</text:p>
              </text:list-item>
            </text:list>
            <text:p text:style-name="P203"/>
          </table:table-cell>
          <table:table-cell table:style-name="TableCell204">
            <text:p text:style-name="P205">REACT-image</text:p>
          </table:table-cell>
          <table:table-cell table:style-name="TableCell206">
            <text:p text:style-name="P207">Conversion formulaire HTML vers jpg ou png</text:p>
            <text:p text:style-name="P208"/>
          </table:table-cell>
          <table:table-cell table:style-name="TableCell209">
            <text:list text:style-name="LFO13" text:continue-numbering="true">
              <text:list-item>
                <text:p text:style-name="P210">Dimensionnement a souhait.</text:p>
              </text:list-item>
              <text:list-item>
                <text:p text:style-name="P211">Librairie largement utilisée.</text:p>
              </text:list-item>
            </text:list>
          </table:table-cell>
        </table:table-row>
        <text:soft-page-break/>
        <table:table-row table:style-name="TableRow212">
          <table:table-cell table:style-name="TableCell213">
            <text:p text:style-name="P214">Commande impression menu</text:p>
          </table:table-cell>
          <table:table-cell table:style-name="TableCell215">
            <text:p text:style-name="P216">Accessible via le back-Office, lien ouvrant nouvel onglet</text:p>
          </table:table-cell>
          <table:table-cell table:style-name="TableCell217">
            <text:p text:style-name="P218">React-router</text:p>
          </table:table-cell>
          <table:table-cell table:style-name="TableCell219">
            <text:p text:style-name="P220">Routage vers la/les société se chargeant de l’impression.</text:p>
          </table:table-cell>
          <table:table-cell table:style-name="TableCell221">
            <text:list text:style-name="LFO13" text:continue-numbering="true">
              <text:list-item>
                <text:p text:style-name="P222">Pas d’intermédiaire</text:p>
              </text:list-item>
              <text:list-item>
                <text:p text:style-name="P223">Transmission des éléments aisé.</text:p>
              </text:list-item>
            </text:list>
          </table:table-cell>
        </table:table-row>
        <table:table-row table:style-name="TableRow224">
          <table:table-cell table:style-name="TableCell225">
            <text:p text:style-name="P226">Accès a historique des menus déjà créés</text:p>
          </table:table-cell>
          <table:table-cell table:style-name="TableCell227">
            <text:p text:style-name="P228">Format jpg</text:p>
          </table:table-cell>
          <table:table-cell table:style-name="TableCell229">
            <text:p text:style-name="P230">Firestore qui remplace Firebase RealTime</text:p>
          </table:table-cell>
          <table:table-cell table:style-name="TableCell231">
            <text:p text:style-name="P232">Interrogation et affichage des éléments de la base de données en format Json.</text:p>
          </table:table-cell>
          <table:table-cell table:style-name="TableCell233">
            <text:list text:style-name="LFO13" text:continue-numbering="true">
              <text:list-item>
                <text:p text:style-name="P234">Rapide</text:p>
              </text:list-item>
              <text:list-item>
                <text:p text:style-name="P235">Sécurisée</text:p>
              </text:list-item>
            </text:list>
          </table:table-cell>
        </table:table-row>
      </table:table>
      <text:p text:style-name="P236"/>
      <text:p text:style-name="P237"/>
      <text:p text:style-name="P238"/>
      <text:p text:style-name="P239"/>
      <text:p text:style-name="P240"/>
      <text:list text:style-name="WWNum3" text:continue-numbering="true">
        <text:list-item>
          <text:p text:style-name="P241"><text:bookmark-start text:name="_ex0md8td8283"/><text:bookmark-end text:name="_ex0md8td8283"/>Liens avec le back-end</text:p>
        </text:list-item>
      </text:list>
      <text:p text:style-name="P242"/>
      <text:list text:style-name="WWNum6">
        <text:list-item>
          <text:p text:style-name="P243"><text:span text:style-name="T244">Quel langage pour le serveur ? Node JS</text:span></text:p>
        </text:list-item>
        <text:list-item>
          <text:p text:style-name="P245"><text:span text:style-name="T246">A-t-on besoin d’une API ? API REST de Firebase</text:span></text:p>
        </text:list-item>
        <text:list-item>
          <text:p text:style-name="P247"><text:span text:style-name="T248">Base de données choisie :<text:s/></text:span><text:span text:style-name="T249"><text:s/>FIRESTORE NO SQL</text:span><text:span text:style-name="T250"><text:line-break/></text:span></text:p>
        </text:list-item>
      </text:list>
      <text:p text:style-name="P251"/>
      <text:list text:style-name="WWNum3" text:continue-numbering="true">
        <text:list-item>
          <text:p text:style-name="P252"><text:bookmark-start text:name="_a61v3uh5vs19"/><text:bookmark-end text:name="_a61v3uh5vs19"/>Préconisations concernant le domaine et l’hébergement</text:p>
        </text:list-item>
      </text:list>
      <text:p text:style-name="P253"/>
      <text:list text:style-name="WWNum7">
        <text:list-item>
          <text:p text:style-name="P254"><text:span text:style-name="T255">Nom du domaine :  qwenta.fr</text:span></text:p>
        </text:list-item>
        <text:list-item>
          <text:p text:style-name="P256"><text:span text:style-name="T257">Nom de l’hébergement : Hostinger.fr</text:span></text:p>
        </text:list-item>
        <text:list-item>
          <text:p text:style-name="P258"><text:span text:style-name="T259">Adresses e-mail :<text:s/></text:span><text:span text:style-name="T260">contact@qwenta.fr</text:span><text:span text:style-name="T261"><text:line-break/></text:span></text:p>
        </text:list-item>
      </text:list>
      <text:p text:style-name="P262"/>
      <text:list text:style-name="WWNum3" text:continue-numbering="true">
        <text:list-item>
          <text:p text:style-name="P263"><text:bookmark-start text:name="_n56najuvb5ys"/><text:bookmark-end text:name="_n56najuvb5ys"/><text:soft-page-break/>Accessibilité<text:line-break/></text:p>
        </text:list-item>
      </text:list>
      <text:list text:style-name="WWNum1">
        <text:list-item>
          <text:p text:style-name="P264"><text:span text:style-name="T265">Compatibilité navigateur Chrome, Firefox, Safari</text:span></text:p>
        </text:list-item>
        <text:list-item>
          <text:p text:style-name="P266"><text:span text:style-name="T267">Accès PC uniquement.</text:span></text:p>
        </text:list-item>
        <text:list-item>
          <text:p text:style-name="P268"><text:span text:style-name="T269">Accessibilité depuis clavier et lecteur d’écran</text:span><text:span text:style-name="T270"><text:line-break/></text:span></text:p>
        </text:list-item>
      </text:list>
      <text:p text:style-name="P271"/>
      <text:list text:style-name="WWNum3" text:continue-numbering="true">
        <text:list-item>
          <text:p text:style-name="P272"><text:bookmark-start text:name="_l80x4g9stizp"/><text:bookmark-end text:name="_l80x4g9stizp"/>Recommandations en termes de sécurité<text:line-break/></text:p>
        </text:list-item>
      </text:list>
      <text:list text:style-name="WWNum5">
        <text:list-item>
          <text:p text:style-name="P273"><text:span text:style-name="T274">Transmettre un jeton d’authentification token (JWT) avec une durée de validité restreinte</text:span></text:p>
        </text:list-item>
        <text:list-item>
          <text:p text:style-name="P275"><text:span text:style-name="T276">Identification double-facteur suggérée avec Cloud Identity Plateform</text:span></text:p>
        </text:list-item>
        <text:list-item>
          <text:p text:style-name="P277"><text:span text:style-name="T278">Externaliser avec fournisseur hébergement, la sécurité des données.</text:span><text:span text:style-name="T279"><text:line-break/></text:span></text:p>
        </text:list-item>
      </text:list>
      <text:p text:style-name="P280"><text:span text:style-name="T281"><text:line-break/></text:span></text:p>
      <text:list text:style-name="WWNum3" text:continue-numbering="true">
        <text:list-item>
          <text:p text:style-name="P282"><text:bookmark-start text:name="_vbbknpfyus5o"/><text:bookmark-end text:name="_vbbknpfyus5o"/><text:span text:style-name="T283">Maintenance du site et futures mises à jour</text:span><text:span text:style-name="T284"><text:line-break/></text:span></text:p>
        </text:list-item>
      </text:list>
      <text:list text:style-name="WWNum2">
        <text:list-item>
          <text:p text:style-name="P285"><text:span text:style-name="T286">Grandes lignes du contrat de maintenance.</text:span></text:p>
        </text:list-item>
      </text:list>
      <text:p text:style-name="P287"/>
      <text:p text:style-name="P288">Mises à jour régulières pour assurer la compatibilité avec les dernières technologies développées utilisées.</text:p>
      <text:p text:style-name="P289">Lors d’ajout ou modification de fonctionnalités ou mises à jour, réalisation de tests avant déploiement sur serveur de production.</text:p>
      <text:p text:style-name="P290"><text:span text:style-name="T291">Surveillance régulière du nombre d’utilisateurs afin de revoir si besoin les choix techniques ou faire évoluer l’héberg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7-22T12:12:00Z</meta:creation-date>
    <dc:date>2024-07-22T12:12:00Z</dc:date>
    <meta:template xlink:href="Normal" xlink:type="simple"/>
    <meta:editing-cycles>2</meta:editing-cycles>
    <meta:editing-duration>PT180S</meta:editing-duration>
    <meta:document-statistic meta:page-count="5" meta:paragraph-count="9" meta:word-count="718" meta:character-count="4660" meta:row-count="32" meta:non-whitespace-character-count="3951"/>
  </office:meta>
</office:document-meta>
</file>